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5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1" style:family="paragraph" style:parent-style-name="Text_20_body">
      <style:paragraph-properties fo:text-align="justify" style:justify-single-word="false"/>
    </style:style>
    <style:style style:name="P52" style:family="paragraph" style:parent-style-name="Text_20_body">
      <style:paragraph-properties fo:background-color="#eeeeee">
        <style:background-image/>
      </style:paragraph-properties>
    </style:style>
    <style:style style:name="P53" style:family="paragraph" style:parent-style-name="Text_20_body">
      <style:paragraph-properties fo:background-color="#eeeeee">
        <style:background-image/>
      </style:paragraph-properties>
      <style:text-properties fo:language="ru" fo:country="RU"/>
    </style:style>
    <style:style style:name="P54" style:family="paragraph" style:parent-style-name="Text_20_body">
      <style:paragraph-properties fo:text-align="justify" style:justify-single-word="false" fo:background-color="#eeeeee">
        <style:background-image/>
      </style:paragraph-properties>
      <style:text-properties fo:language="ru" fo:country="RU"/>
    </style:style>
    <style:style style:name="P55" style:family="paragraph" style:parent-style-name="First_20_line_20_indent">
      <style:paragraph-properties fo:background-color="#eeeeee">
        <style:background-image/>
      </style:paragraph-properties>
      <style:text-properties fo:language="ru" fo:country="RU"/>
    </style:style>
    <style:style style:name="P5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7" style:family="paragraph" style:parent-style-name="Text_20_body">
      <style:paragraph-properties fo:margin-left="0cm" fo:margin-right="0cm" fo:text-align="justify" style:justify-single-word="false" fo:text-indent="0cm" style:auto-text-indent="false"/>
    </style:style>
    <style:style style:name="P58" style:family="paragraph" style:parent-style-name="Text_20_body">
      <style:paragraph-properties fo:margin-left="0cm" fo:margin-right="0cm" fo:text-align="justify" style:justify-single-word="false" fo:text-indent="0cm" style:auto-text-indent="false"/>
      <style:text-properties fo:color="#800000"/>
    </style:style>
    <style:style style:name="P59" style:family="paragraph" style:parent-style-name="Text_20_body">
      <style:paragraph-properties fo:margin-left="0cm" fo:margin-right="0cm" fo:text-align="center" style:justify-single-word="false" fo:text-indent="0cm" style:auto-text-indent="false"/>
    </style:style>
    <style:style style:name="P6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7" style:family="paragraph" style:parent-style-name="Heading_20_1">
      <style:paragraph-properties fo:margin-left="0cm" fo:margin-right="0cm" fo:text-align="center" style:justify-single-word="false" fo:text-indent="0.499cm" style:auto-text-indent="false"/>
    </style:style>
    <style:style style:name="P78" style:family="paragraph" style:parent-style-name="Heading_20_1">
      <style:paragraph-properties fo:background-color="#eeeeee">
        <style:background-image/>
      </style:paragraph-properties>
    </style:style>
    <style:style style:name="P79" style:family="paragraph" style:parent-style-name="Heading_20_2">
      <style:paragraph-properties fo:background-color="#eeeeee">
        <style:background-image/>
      </style:paragraph-properties>
    </style:style>
    <style:style style:name="P80" style:family="paragraph" style:parent-style-name="Heading_20_2">
      <style:paragraph-properties fo:background-color="#eeeeee">
        <style:background-image/>
      </style:paragraph-properties>
      <style:text-properties fo:language="ru" fo:country="RU"/>
    </style:style>
    <style:style style:name="P8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Footnote">
      <style:text-properties fo:language="en" fo:country="US"/>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1">
      <style:paragraph-properties fo:text-align="justify" style:justify-single-word="false"/>
      <style:text-properties fo:language="ru" fo:country="RU"/>
    </style:style>
    <style:style style:name="P85" style:family="paragraph" style:parent-style-name="Text_20_body" style:list-style-name="L2">
      <style:paragraph-properties fo:text-align="justify" style:justify-single-word="false"/>
      <style:text-properties fo:language="ru" fo:country="RU"/>
    </style:style>
    <style:style style:name="P86" style:family="paragraph" style:parent-style-name="Text_20_body" style:list-style-name="L3">
      <style:text-properties fo:language="ru" fo:country="RU"/>
    </style:style>
    <style:style style:name="P8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8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9"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9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7" style:family="paragraph" style:parent-style-name="Text_20_body">
      <style:paragraph-properties fo:background-color="#eeeeee">
        <style:background-image/>
      </style:paragraph-properties>
      <style:text-properties fo:color="#ff6600"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en" fo:country="US"/>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fo:background-color="transparent" loext:char-shading-value="0"/>
    </style:style>
    <style:style style:name="T19" style:family="text">
      <style:text-properties style:text-position="super 58%"/>
    </style:style>
    <style:style style:name="T20" style:family="text">
      <style:text-properties fo:color="#c5000b"/>
    </style:style>
    <style:style style:name="T21"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171639926651456317" text:style-name="L1">
        <text:list-item>
          <text:p text:style-name="P83">добавить детектив <text:span text:style-name="T1">(реализовано)</text:span>+ магические уроки/трактаты Старсвирла</text:p>
        </text:list-item>
        <text:list-item>
          <text:p text:style-name="P84">Терра несколько раз пытается убить Макса (один раз — в аквапарке). Несколько раз Макса спасает Селестия (даёт приказы Нексусу)</text:p>
        </text:list-item>
        <text:list-item>
          <text:p text:style-name="P84">Книги:</text:p>
        </text:list-item>
      </text:list>
      <text:list xml:id="list9137561776152260819" text:style-name="L2">
        <text:list-item>
          <text:p text:style-name="P85">«Великие грифоны прошлого» - из канона (5<text:span text:style-name="T3">s8e)</text:span></text:p>
        </text:list-item>
        <text:list-item>
          <text:p text:style-name="P85">«Высшие заклинания в повседневном использовании: от песчинки до дворца»</text:p>
        </text:list-item>
        <text:list-item>
          <text:p text:style-name="P85">«Малоизвестные аспекты магии трансформаций»</text:p>
        </text:list-item>
        <text:list-item>
          <text:p text:style-name="P8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5">Дасти Вейфарер «Зебрианская культура, быт и фольклор»</text:p>
        </text:list-item>
        <text:list-item>
          <text:p text:style-name="P85">«Краткая история Эквестрии»</text:p>
        </text:list-item>
        <text:list-item>
          <text:p text:style-name="P85">«Шедевры архитектуры Эквестрии» с разделом о Кантерлотском Королевском Дворце</text:p>
        </text:list-item>
        <text:list-item>
          <text:p text:style-name="P85">«Великие дела и великие чары». Страница 893: …</text:p>
        </text:list-item>
        <text:list-item>
          <text:p text:style-name="P85">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1089318926609698327" text:style-name="L3">
        <text:list-item>
          <text:p text:style-name="P8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6">Селестия — переменчивая пони. В одно время не строгая, а в другое может быть такой, что страшно становится</text:p>
        </text:list-item>
        <text:list-item>
          <text:p text:style-name="P8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6">Около 820-ти лет назад будущий маг Лайтнинг Стар поступил на обучение к наставнику Тииспоту</text:p>
        </text:list-item>
        <text:list-item>
          <text:p text:style-name="P8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6">У Селестии грива и хвост развеваются и переливаются от магического шампуня</text:p>
        </text:list-item>
        <text:list-item>
          <text:p text:style-name="P86">Тело Селестии очень крепкое — может выдержать несколько тонн земли</text:p>
        </text:list-item>
        <text:list-item>
          <text:p text:style-name="P86">Дискорд намного старше принцесс, его магия сильнее ихней на голову</text:p>
        </text:list-item>
        <text:list-item>
          <text:p text:style-name="P86">Луна младше Селестии на 3 года. Сёстрам около 5000 лет. По другим данным, Селестии около 2500 лет.</text:p>
        </text:list-item>
        <text:list-item>
          <text:p text:style-name="P86">Принцессы начали войну с Дискордом в возрасте, когда им было около 700 лет — и продолжалась война почти сто лет</text:p>
        </text:list-item>
        <text:list-item>
          <text:p text:style-name="P86">Самый главный враг сестёр и Дискорда — скука</text:p>
        </text:list-item>
        <text:list-item>
          <text:p text:style-name="P86">В Эквестрии на одного жеребца приходится четыре - пять кобыл</text:p>
        </text:list-item>
        <text:list-item>
          <text:p text:style-name="P8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6">Селестия в первые полторы тысячи лет путешествовала — и заварила несколько войн (две — с Эквестрией, в одной была против Луны)</text:p>
        </text:list-item>
        <text:list-item>
          <text:p text:style-name="P86">Настоящий цвет гривы Селестии — клубнично-розовая. Радужный цвет гривы и хвоста поддерживается магией</text:p>
        </text:list-item>
        <text:list-item>
          <text:p text:style-name="P86">Кроме Дискорда, старше сестёр ещё старейшина драконов</text:p>
        </text:list-item>
        <text:list-item>
          <text:p text:style-name="P86">Кэйденс не прожила и 60-ти лет и является низкорожденной</text:p>
        </text:list-item>
        <text:list-item>
          <text:p text:style-name="P8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6">Народ тихо фигел от нововведений и с ещё большим ожесточением продолжал делать по-своему</text:p>
        </text:list-item>
        <text:list-item>
          <text:p text:style-name="P86"><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6">Когда пони женятся, они обмениваются ножными браслетами</text:p>
        </text:list-item>
        <text:list-item>
          <text:p text:style-name="P86">Светилами, кроме сестёр, могут управлять единороги (группы), Дискорд, Твайлайт и Старсвирл</text:p>
        </text:list-item>
        <text:list-item>
          <text:p text:style-name="P86">Королева Кризалис — правительница Зелёной Долины</text:p>
        </text:list-item>
        <text:list-item>
          <text:p text:style-name="P86">Мать Луны и Селестии — аликорн Лорен. Мать Дискорда — Алиса (пони-человек)</text:p>
        </text:list-item>
        <text:list-item>
          <text:p text:style-name="P8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1">Искусственный интеллект. Создан Владом и Максом. Разработан для управления корпорациями.</text:p>
      <text:h text:style-name="Heading_20_3" text:outline-level="3">Селестия</text:h>
      <text:p text:style-name="P5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5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text:soft-page-break/>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9"><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oft-page-break/><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text:soft-page-break/></text:p>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5">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9">***</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soft-page-break/>***</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text:soft-page-break/>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0" text:note-class="footnote"><text:note-citation>6</text:note-citation><text:note-body><text:p text:style-name="P68">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2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5">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1">Jack of Hearts</text:span><text:span text:style-name="T21"><text:note text:id="ftn6" text:note-class="footnote"><text:note-citation>7</text:note-citation><text:note-body><text:p text:style-name="Footnote"><text:bookmark text:name="result_box1"/><text:span text:style-name="T21">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плюше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 Кимеринн сложил приставные ступеньки и закрепил их под днищем, <text:soft-page-break/>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синхронно махала крыльями, задавая экипажу вектор движения.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 и повернулся. <text:s/>Стало видно, что сам замок расположен на небольшом островке посреди широкого болота. К болоту со всех сторон подходила стена леса. </text:p>
      <text:p text:style-name="P50"><text:span text:style-name="T3"/></text:p>
      <text:p text:style-name="P50"><text:span text:style-name="T13">–</text:span><text:span text:style-name="T11"> Похоже, он</text:span><text:span text:style-name="T12">и</text:span><text:span text:style-name="T11"> приближаются! </text:span><text:span text:style-name="T12">–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49">Он рванул управляющий жезл на себя и вправо. Пегасы заложили резкий вираж обратно к замку, но платформа была громоздка и неуклюжа, а островок с развалинами замка невелик, и потому держаться над сушей не получалось.</text:p>
      <text:p text:style-name="P49">Луна подняла голову и, оценив обстановку, заметила:</text:p>
      <text:p text:style-name="P49"/>
      <text:p text:style-name="P49"/>
      <text:p text:style-name="P23"/>
      <text:p text:style-name="P23">мелко молотя чахлыми крылышками, на повозку спикировал Дискорд. <text:span text:style-name="T1">–</text:span> </text:p>
      <text:p text:style-name="P23">, </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5">– Вправо! – заорал Дискорд.</text:p>
      <text:p text:style-name="P49"/>
      <text:p text:style-name="P49"/>
      <text:p text:style-name="P49"/>
      <text:p text:style-name="P49">По мере подъёма стало видно, что замок, фактически, расположен на островке, со всех сторон окружённом болотом.</text:p>
      <text:p text:style-name="P3"/>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3">&lt;</text:span><text:span text:style-name="T9">Живая лошадь — не кошка, </text:span><text:span text:style-name="T9">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3"/>
      <text:p text:style-name="P23">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
      <text:p text:style-name="P23"/>
      <text:p text:style-name="P23"/>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Снова хлопок, но какой-то нечёткий, двойной.</text:p>
      <text:p text:style-name="P23"><text:soft-page-break/><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text:soft-page-break/>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9" text:outline-level="2">Кантерлот</text:h>
      <text:p text:style-name="P97">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4341321987421811978" text:style-name="L4">
        <text:list-item>
          <text:p text:style-name="P89">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text:soft-page-break/>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9">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9">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9">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text:soft-page-break/>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text:span><text:soft-page-break/><text:span text:style-name="T8">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text:span><text:span text:style-name="T9">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9" text:outline-level="2">Рассказ Селестии <text:span text:style-name="T8">(“1001 ночь”)</text:span></text:h>
      <text:p text:style-name="P25"/>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text:soft-page-break/>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oft-page-break/><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9"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oft-page-break/><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9"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text:soft-page-break/>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text:soft-page-break/>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9" text:outline-level="2"><text:soft-page-break/>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text:soft-page-break/>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text:soft-page-break/>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9"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text:soft-page-break/>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oft-page-break/><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9" text:outline-level="2">В библиотеке замка Селестии</text:h>
      <text:p text:style-name="P52"/>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text:soft-page-break/>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text:soft-page-break/>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9" text:outline-level="2">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soft-page-break/>***</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oft-page-break/><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oft-page-break/><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text:soft-page-break/>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9"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oft-page-break/><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oft-page-break/><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text:soft-page-break/>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p text:style-name="P9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79"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oft-page-break/><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9" text:outline-level="2"><text:soft-page-break/>Сон Макса</text:h>
      <text:p text:style-name="P52"/>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oft-page-break/><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9"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pan text:style-name="T3">–</text:span> А какой у тебя был образ жизни?</text:p>
      <text:p text:style-name="P23"><text:span text:style-name="T3">–</text:span> В основном, <text:span text:style-name="T1">э</text:span>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oft-page-break/><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9"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oft-page-break/><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oft-page-break/><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oft-page-break/><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oft-page-break/><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oft-page-break/><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text:soft-page-break/>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9"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oft-page-break/><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9"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text:soft-page-break/>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text:soft-page-break/></text:p>
      <text:h text:style-name="P79"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9"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9" text:outline-level="2">Четвёртый сон РД. Объединяющий</text:h>
      <text:p text:style-name="P23"/>
      <text:p text:style-name="P23">Рэйнбоу Дэш встала и посмотрела на застывшее внизу тело.</text:p>
      <text:p text:style-name="P29"><text:soft-page-break/>“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text:soft-page-break/>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9" text:outline-level="2">Исчезновение Селестии</text:h>
      <text:p text:style-name="P23"/>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oft-page-break/><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9" text:outline-level="2">Поиск решения</text:h>
      <text:p text:style-name="P52"/>
      <text:p text:style-name="P23"><text:span text:style-name="T3">–</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9"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oft-page-break/><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text:soft-page-break/>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79" text:outline-level="2"><text:soft-page-break/>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9"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oft-page-break/><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text:soft-page-break/>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text:soft-page-break/></text:p>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9"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text:soft-page-break/>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9" text:outline-level="2">След?</text:h>
      <text:p text:style-name="P52"/>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text:soft-page-break/>–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text:soft-page-break/>–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text:soft-page-break/></text:p>
      <text:h text:style-name="P79"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3">– </text:span>Ну хорошо. Убедила. В конце-концов, можем поступить так. Вы с Флатти вернётесь обратно а я продолжу поиски здесь.</text:p>
      <text:p text:style-name="P39"><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3">– </text:span>Вы можете связываться со мной раз в месяц по коридору.</text:p>
      <text:p text:style-name="P39"><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Эпплджек недоверчиво хмыкнула.</text:p>
      <text:p text:style-name="P39"><text:soft-page-break/><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3">– </text:span>Конечно оставаться. Кто ещё, кроме нас, может найти её?</text:p>
      <text:p text:style-name="P39"><text:span text:style-name="T3">– </text:span>Я думал, ты не сможешь оставить Энджела и всех остальных надолго.</text:p>
      <text:p text:style-name="P39"><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4"><text:span text:style-name="T3">– </text:span>Извини, Флаттершай, забылся.</text:p>
      <text:p text:style-name="P44"><text:span text:style-name="T3">– </text:span>Та ладно, я ж не против, – возразила Эпплджек. – Не парься, Флатти. Было б хуже, если б он <text:s/>назвал меня Эпплджек на людях.</text:p>
      <text:p text:style-name="P44"><text:span text:style-name="T3">– </text:span>Ты так... – запнулась Флаттершай. – Так быстро забыла свою ферму. И...</text:p>
      <text:p text:style-name="P44"><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4"><text:span text:style-name="T3">– </text:span>Как ты можешь так говорить? – расплакалась Флаттершай.</text:p>
      <text:p text:style-name="P44"><text:span text:style-name="T3">– </text:span>Эй, девушки, не ссорьтесь! Мы — одна команда! И надеюсь, останемся ею и в дальнейшем. </text:p>
      <text:list xml:id="list4248058614663445323" text:style-name="L5">
        <text:list-header>
          <text:p text:style-name="P9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4"><text:span text:style-name="T3">– </text:span>А если нет? – Эпплджек смотрела мне мне прямо в глаза.</text:p>
      <text:list xml:id="list41609708" text:continue-numbering="true" text:style-name="L5">
        <text:list-header>
          <text:p text:style-name="P93">Я молча пожал плечами. Эпплджек уверенно продолжила.</text:p>
        </text:list-header>
      </text:list>
      <text:p text:style-name="P44"><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4"><text:span text:style-name="T3">– </text:span>Спасибо, ЭйДжей.</text:p>
      <text:p text:style-name="P44"><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592754" text:continue-numbering="true" text:style-name="L5">
        <text:list-header>
          <text:p text:style-name="P93">Флаттершай пробормотала нечто, показавшееся мне знакомым.</text:p>
        </text:list-header>
      </text:list>
      <text:p text:style-name="P44"><text:span text:style-name="T3">– </text:span>Флатти, ты что-то сказала? Я не расслышал.</text:p>
      <text:p text:style-name="P44"><text:span text:style-name="T3">– </text:span>Намерение Изменяет Реальность.</text:p>
      <text:p text:style-name="P44"><text:span text:style-name="T3">– </text:span>Эээ. А где ты слышала эту фразу, если не секрет?</text:p>
      <text:p text:style-name="P44"><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593056" text:continue-numbering="true" text:style-name="L5">
        <text:list-header>
          <text:p text:style-name="P93">У меня как будто вспыхнула лампочка в мозгу. Кирпичики быстро выстраивались в целостную картину. Я ринулся в прихожую.</text:p>
        </text:list-header>
      </text:list>
      <text:p text:style-name="P44"><text:soft-page-break/><text:span text:style-name="T3">– </text:span>Флатти, ЭйДжей, буду через час. Ждите!</text:p>
      <text:p text:style-name="P39"/>
      <text:h text:style-name="P80" text:outline-level="2">Почти.</text:h>
      <text:p text:style-name="P53"/>
      <text:p text:style-name="P44">В офисе меня встретил лыбящийся Стас.</text:p>
      <text:p text:style-name="P4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4">Я уставился на Стаса и он, захлёбываясь от торопливости, начал <text:span text:style-name="T3">расказывать</text:span>.</text:p>
      <text:p text:style-name="P4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4">– Ты его уничтожил?</text:p>
      <text:p text:style-name="P44">– Кого?</text:p>
      <text:p text:style-name="P44">– Этический модуль. Селестию.</text:p>
      <text:p text:style-name="P4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4">– Ты его уничтожил?</text:p>
      <text:p text:style-name="P4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4">– То есть, на домашнем компьютере Влада модуль работает и дальше?</text:p>
      <text:p text:style-name="P44">– Ага. К нему-то у меня доступа нету. Но в кластер к Нексусу он больше не пролезет.</text:p>
      <text:p text:style-name="P44">– Спасибо, Стас. Ты молодец.</text:p>
      <text:p text:style-name="P44">Ниточка, чуть было не прервавшаяся в офисе, повела в квартиру Влада.</text:p>
      <text:p text:style-name="P44"/>
      <text:h text:style-name="P80" text:outline-level="2">Дискорд</text:h>
      <text:p text:style-name="P52"/>
      <text:p text:style-name="P53">Девушки поспешно собирались, пока я растолковывал им задачу.</text:p>
      <text:p text:style-name="P5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3"><text:span text:style-name="T3">– </text:span>Это тот твой приятель, который разбился с полгода назад? – спросила Эпплджек.</text:p>
      <text:p text:style-name="P53"><text:span text:style-name="T3">– </text:span>Да, это он.</text:p>
      <text:p text:style-name="P53"><text:span text:style-name="T3">– </text:span>А как мы попадём в его квартиру? Там сейчас кто-то живёт? – Флаттершай прыгала на одной ноге, натягивая кед.</text:p>
      <text:p text:style-name="P53"><text:soft-page-break/><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4">Я поднёс брелок пропуска к домофону, но дверь подъезда не открылась. Замигала красная лампочка и зажужжал зуммер.</text:p>
      <text:p text:style-name="P54">Я выругался.</text:p>
      <text:p text:style-name="P54"><text:span text:style-name="T3">– </text:span>Макс, что случилось? У нас проблемы?</text:p>
      <text:p text:style-name="P5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4"><text:span text:style-name="T3">– </text:span>Так что, будем ломать дверь? – Эпплджек критически осмотрелась, подмечая бабулек на лавочке и зевак во внутреннем скверике.</text:p>
      <text:p text:style-name="P54"><text:span text:style-name="T3">– </text:span>Нет нужды. Лучше станьте-ка сзади меня так, чтобы заслонить от этих бабулек и от вооон той камеры наблюдения.</text:p>
      <text:list xml:id="list3661290843051266818" text:style-name="L6">
        <text:list-header>
          <text:p text:style-name="P9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4">Раздался лёгкий «кряк» и дверь подалась.</text:p>
      <text:p text:style-name="P70"><text:span text:style-name="T3">–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4">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3">– </text:span>С кем это вы тут разговариваете?</text:p>
      <text:list xml:id="list4939034778556739716" text:style-name="L7">
        <text:list-header>
          <text:p text:style-name="P8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text:soft-page-break/>На лице Дискорда появилось удивлённо-мечтательное выражение и он вырубился.</text:p>
      <text:p text:style-name="P70"/>
      <text:h text:style-name="P79"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text:span><text:span text:style-name="T1">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text:soft-page-break/>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text:soft-page-break/>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text:soft-page-break/>–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text:span><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3"> </text:span>Эпплджек покрепче, закрыл глаза и приготовился...</text:p>
      <text:p text:style-name="P61"/>
      <text:h text:style-name="P79"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text:soft-page-break/>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8" text:outline-level="1">Беседа за столиком в ночи</text:h>
      <text:p text:style-name="P41">Из-за заинтересованности Эквуса в Максе, тому не приходится прилагать усилий для 34 — на что ему указывает Анакорн</text:p>
      <text:p text:style-name="P4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3">–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text:soft-page-break/>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4">– Стоп, не торопись. – у меня голова пошла кругом от информации. – Я ничего не понял. Какие-такие проблемы? Какие варианты? Зачем его поддерживать?</text:p>
      <text:p text:style-name="P44">Анакорн недовольно поморщился, но продолжил.</text:p>
      <text:p text:style-name="P4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4">На голограмме появилась солнечная система Эквуса. Почему-то в центре системы был сам Эквус. <text:soft-page-break/>Вокруг него вращались солнце и луна.</text:p>
      <text:p text:style-name="P44">Анакорн плюхнулся обратно в кресло и схватился за голову. Потом, немного успокоившись, продолжил.</text:p>
      <text:p text:style-name="P4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4">Анакорн отпил из стакана и продолжил.</text:p>
      <text:p text:style-name="P4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4">Анакорн постучал по столику указкой. Солнечная система увеличилась, оставив в поле зрения только шар Эквуса.</text:p>
      <text:p text:style-name="P4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6">Ко мне наконец-то пришло понимание ситуации.</text:p>
      <text:p text:style-name="P4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4">Анакорн смутился.</text:p>
      <text:p text:style-name="P4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4">(<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4"><text:span text:style-name="T6">– Сам ты раздолбай! – произнёс, наконец, Свирл</text:span>)</text:p>
      <text:p text:style-name="P44">… И создали вы его достаточно топорно — видишь, он трещит по швам.</text:p>
      <text:p text:style-name="P44">– Хмм. То есть, это брони создали Эквус?</text:p>
      <text:p text:style-name="P4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4">Я вспомнил события последнего года <text:span text:style-name="T3">&lt;</text:span>упомянуть в эпизоде на Терре, что МЛП-сериал закрылся год назад<text:span text:style-name="T3">&gt;</text:span></text:p>
      <text:p text:style-name="P4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4">Анакорн с такой силой сжал карандаш, что он хрустнул.</text:p>
      <text:p text:style-name="P4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6">– Верни Рэйнбоу!!!</text:p>
      <text:p text:style-name="P46">Обломки карандаша выпали из кулака Анакорна на столик.</text:p>
      <text:p text:style-name="P46">– Э-э-э… м-м-м… ну-у-у... Нельзя сказать, что это совсем невыполнимо… Но, прямо скажу, задачка не для студента!</text:p>
      <text:p text:style-name="P46">– А ты студент?</text:p>
      <text:p text:style-name="P4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6">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6">– Нет. Плата остаётся неизменной. Тут мы квиты. У меня тоже мало шансов помочь тебе — я не имею ни малейшего понятия, как это сделать.</text:p>
      <text:p text:style-name="P46">Ставшие почти прозрачными стены комнаты снова обрели материальность. Анакорн пожал плечами и протянул мне руку через столик.</text:p>
      <text:p text:style-name="P4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6">Я задумался.</text:p>
      <text:p text:style-name="P4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6">Анакорн почесал в затылке.</text:p>
      <text:p text:style-name="P46">– А кьютимарки? Как, <text:span text:style-name="T3">&lt;</text:span><text:span text:style-name="T10">чёрт</text:span><text:span text:style-name="T3">&gt;</text:span> меня побери, объяснить кьютимарки?</text:p>
      <text:p text:style-name="P46">– А кьютимарки ты сам даришь пони, когда распознаёшь их жизненное предназначение.</text:p>
      <text:p text:style-name="P4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6">Я пожал плечами.</text:p>
      <text:p text:style-name="P46">– А по-другому я не могу объяснить их появление. К сожалению.</text:p>
      <text:p text:style-name="P72"><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oft-page-break/><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7" text:note-class="footnote"><text:note-citation>8</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4">– Гм! Я бы попросил тебя не касаться моих отношений с Рэйнбоу!</text:p>
      <text:p text:style-name="P4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text:soft-page-break/>очень нужна твоя помощь.</text:p>
      <text:p text:style-name="P44">У меня сердце буквально ухнуло куда-то вниз, в область желудка.</text:p>
      <text:p text:style-name="P4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4">– Та ладно, не утешай. Я не маленький ребёнок. Долг платежом красен. Сделаю то, что ты хочешь. Как сумею.</text:p>
      <text:p text:style-name="P4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4">Анакорн наблюдал за мной без улыбки. По его нейтральному выражению лица невозможно было догадаться, о чём он думает.</text:p>
      <text:p text:style-name="P44">– Ну вот и отлично. Рад, что мы наконец-то пришли к сделке.</text:p>
      <text:p text:style-name="P4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7">– Пора закругляться. Ты начинаешь сгорать. Надо утрясти последние детали, пока ещё есть пару минут.</text:p>
      <text:p text:style-name="P44">– Валяй. Я тебя внимательно слушаю.</text:p>
      <text:p text:style-name="P4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4">– А я разве сплю?</text:p>
      <text:p text:style-name="P44">– Сейчас — нет. Но как только мы закроем сделку — проснёшься. Потому что нет иного способа вернуть тебя в реальный мир.</text:p>
      <text:p text:style-name="P44">– Эээ, постой. А как я в Эквестрию и обратно возвращался?</text:p>
      <text:p text:style-name="P4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4">Так вот, возвращать тебя обратно в твой мир я не буду. </text:p>
      <text:p text:style-name="P44">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4">– Хренасе! Мне теперь, выходит и возвращаться некуда? А как я фанфик напишу? – сознание еле <text:soft-page-break/>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4">– Ты ещё увидишь пару снов на прощание. Удачи!</text:p>
      <text:p text:style-name="P44"/>
      <text:p text:style-name="P45">***</text:p>
      <text:p text:style-name="P44">–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4">– Пожалста. – ответил я безучастно. – Всегда рад. Только Вам не нужно было ТАК распинаться, чтобы заручиться моей помощью.</text:p>
      <text:p text:style-name="P44">Селестия на мгновение смутилась, но продолжила.</text:p>
      <text:p text:style-name="P4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8339835705301871424" text:style-name="L8">
        <text:list-header>
          <text:p text:style-name="P95">(<text:span text:style-name="T12">Луна — как повелительница снов, слышала разговор Макса с Анакорном</text:span>)</text:p>
          <text:p text:style-name="P96"/>
        </text:list-header>
      </text:list>
      <text:p text:style-name="P62"><text:soft-page-break/>***</text:p>
      <text:p text:style-name="P39"><text:span text:style-name="T1">–</text:span> Ты?..</text:p>
      <text:p text:style-name="P39"><text:span text:style-name="T1">–</text:span> Ты??!</text:p>
      <text:p text:style-name="P39"><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9">Я опустил руку на шею Дэш и ощутил теплоту и лёгкое покалывание в пустоте.</text:p>
      <text:p text:style-name="P39"><text:span text:style-name="T3">–</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79" text:outline-level="2">Земля</text:h>
      <text:p text:style-name="P42">Музыкальная тема из бегущего по лезвию бритвы — <text:span text:style-name="T3">Mission impossible</text:span></text:p>
      <text:p text:style-name="P43">&lt;Ужас возвращения из тёплого волшебного мира друзей в холодную скучную реальность.&gt;</text:p>
      <text:p text:style-name="P37">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text:span><text:span text:style-name="T1">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text:soft-page-break/>-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08T21:43:37.88</dc:date>
    <meta:editing-duration>P34DT2H38M45S</meta:editing-duration>
    <meta:editing-cycles>811</meta:editing-cycles>
    <meta:generator>OpenOffice/4.1.1$Win32 OpenOffice.org_project/411m6$Build-9775</meta:generator>
    <dc:creator>макс </dc:creator>
    <meta:document-statistic meta:table-count="0" meta:image-count="0" meta:object-count="0" meta:page-count="105" meta:paragraph-count="2065" meta:word-count="46838" meta:character-count="298345"/>
  </office:meta>
</office:document-meta>
</file>